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0000002905D8B576391F38C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524cm" svg:height="1.041cm" svg:x="5.842cm" svg:y="3.658cm">
          <draw:image xlink:href="Pictures/10000201000003C0000002905D8B576391F38C53.png" xlink:type="simple" xlink:show="embed" xlink:actuate="onLoad">
            <text:p text:style-name="P1"/>
          </draw:image>
        </draw:frame>
        <draw:line draw:style-name="gr2" draw:text-style-name="P2" draw:layer="layout" svg:x1="3.556cm" svg:y1="1.226cm" svg:x2="3.556cm" svg:y2="2.75cm">
          <text:p/>
        </draw:line>
        <draw:frame draw:style-name="gr1" draw:text-style-name="P1" draw:layer="layout" svg:width="1.524cm" svg:height="1.041cm" svg:x="7.62cm" svg:y="5.403cm">
          <draw:image xlink:href="Pictures/10000201000003C0000002905D8B576391F38C53.png" xlink:type="simple" xlink:show="embed" xlink:actuate="onLoad">
            <text:p/>
          </draw:image>
        </draw:frame>
        <draw:frame draw:style-name="gr1" draw:text-style-name="P1" draw:layer="layout" svg:width="1.524cm" svg:height="1.041cm" svg:x="4.064cm" svg:y="2.242cm">
          <draw:image xlink:href="Pictures/10000201000003C0000002905D8B576391F38C53.png" xlink:type="simple" xlink:show="embed" xlink:actuate="onLoad">
            <text:p/>
          </draw:image>
        </draw:frame>
        <draw:frame draw:style-name="gr1" draw:text-style-name="P1" draw:layer="layout" svg:width="1.524cm" svg:height="1.041cm" svg:x="7.62cm" svg:y="9.329cm">
          <draw:image xlink:href="Pictures/10000201000003C0000002905D8B576391F38C53.png" xlink:type="simple" xlink:show="embed" xlink:actuate="onLoad">
            <text:p/>
          </draw:image>
        </draw:frame>
        <draw:frame draw:style-name="gr1" draw:text-style-name="P1" draw:layer="layout" svg:width="1.524cm" svg:height="1.041cm" svg:x="6.096cm" svg:y="13.94cm">
          <draw:image xlink:href="Pictures/10000201000003C0000002905D8B576391F38C53.png" xlink:type="simple" xlink:show="embed" xlink:actuate="onLoad">
            <text:p/>
          </draw:image>
        </draw:frame>
        <draw:line draw:style-name="gr2" draw:text-style-name="P2" draw:layer="layout" svg:x1="5.334cm" svg:y1="4.274cm" svg:x2="5.334cm" svg:y2="15.196cm">
          <text:p/>
        </draw:line>
        <draw:line draw:style-name="gr2" draw:text-style-name="P2" draw:layer="layout" svg:x1="4.572cm" svg:y1="3.283cm" svg:x2="4.572cm" svg:y2="4.274cm">
          <text:p/>
        </draw:line>
        <draw:line draw:style-name="gr2" draw:text-style-name="P2" draw:layer="layout" svg:x1="4.572cm" svg:y1="4.274cm" svg:x2="5.334cm" svg:y2="4.274cm">
          <text:p/>
        </draw:line>
        <draw:line draw:style-name="gr2" draw:text-style-name="P2" draw:layer="layout" svg:x1="3.556cm" svg:y1="2.804cm" svg:x2="4.164cm" svg:y2="2.804cm">
          <text:p/>
        </draw:line>
        <draw:line draw:style-name="gr2" draw:text-style-name="P2" draw:layer="layout" svg:x1="6.604cm" svg:y1="4.782cm" svg:x2="6.604cm" svg:y2="6.052cm">
          <text:p/>
        </draw:line>
        <draw:line draw:style-name="gr2" draw:text-style-name="P2" draw:layer="layout" svg:x1="6.604cm" svg:y1="6.052cm" svg:x2="7.62cm" svg:y2="6.052cm">
          <text:p/>
        </draw:line>
        <draw:line draw:style-name="gr2" draw:text-style-name="P2" draw:layer="layout" svg:x1="8.382cm" svg:y1="6.56cm" svg:x2="8.382cm" svg:y2="8.592cm">
          <text:p/>
        </draw:line>
        <draw:line draw:style-name="gr2" draw:text-style-name="P2" draw:layer="layout" svg:x1="8.382cm" svg:y1="6.814cm" svg:x2="9.398cm" svg:y2="6.814cm">
          <text:p/>
        </draw:line>
        <draw:line draw:style-name="gr2" draw:text-style-name="P2" draw:layer="layout" svg:x1="8.382cm" svg:y1="7.522cm" svg:x2="9.398cm" svg:y2="7.522cm">
          <text:p/>
        </draw:line>
        <draw:line draw:style-name="gr2" draw:text-style-name="P2" draw:layer="layout" svg:x1="8.382cm" svg:y1="8.238cm" svg:x2="9.398cm" svg:y2="8.238cm">
          <text:p/>
        </draw:line>
        <draw:line draw:style-name="gr2" draw:text-style-name="P2" draw:layer="layout" svg:x1="6.604cm" svg:y1="4.782cm" svg:x2="6.604cm" svg:y2="10.624cm">
          <text:p/>
        </draw:line>
        <draw:line draw:style-name="gr2" draw:text-style-name="P2" draw:layer="layout" svg:x1="6.604cm" svg:y1="9.862cm" svg:x2="7.62cm" svg:y2="9.862cm">
          <text:p/>
        </draw:line>
        <draw:line draw:style-name="gr2" draw:text-style-name="P2" draw:layer="layout" svg:x1="5.08cm" svg:y1="4.274cm" svg:x2="5.842cm" svg:y2="4.274cm">
          <text:p/>
        </draw:line>
        <draw:line draw:style-name="gr2" draw:text-style-name="P2" draw:layer="layout" svg:x1="5.334cm" svg:y1="14.194cm" svg:x2="6.096cm" svg:y2="14.194cm">
          <text:p/>
        </draw:line>
        <draw:line draw:style-name="gr2" draw:text-style-name="P2" draw:layer="layout" svg:x1="8.382cm" svg:y1="10.37cm" svg:x2="8.382cm" svg:y2="13.208cm">
          <text:p/>
        </draw:line>
        <draw:line draw:style-name="gr2" draw:text-style-name="P2" draw:layer="layout" svg:x1="8.382cm" svg:y1="10.624cm" svg:x2="9.398cm" svg:y2="10.624cm">
          <text:p/>
        </draw:line>
        <draw:line draw:style-name="gr2" draw:text-style-name="P2" draw:layer="layout" svg:x1="8.382cm" svg:y1="11.332cm" svg:x2="9.398cm" svg:y2="11.332cm">
          <text:p/>
        </draw:line>
        <draw:line draw:style-name="gr2" draw:text-style-name="P2" draw:layer="layout" svg:x1="8.382cm" svg:y1="12.048cm" svg:x2="9.398cm" svg:y2="12.048cm">
          <text:p/>
        </draw:line>
        <draw:frame draw:style-name="gr3" draw:text-style-name="P3" draw:layer="layout" svg:width="7.62cm" svg:height="0.962cm" svg:x="5.588cm" svg:y="2.242cm">
          <draw:text-box>
            <text:p>input folder</text:p>
          </draw:text-box>
        </draw:frame>
        <draw:frame draw:style-name="gr3" draw:text-style-name="P3" draw:layer="layout" svg:width="7.62cm" svg:height="0.962cm" svg:x="7.566cm" svg:y="3.658cm">
          <draw:text-box>
            <text:p>“experiment”</text:p>
          </draw:text-box>
        </draw:frame>
        <draw:frame draw:style-name="gr3" draw:text-style-name="P3" draw:layer="layout" svg:width="7.62cm" svg:height="0.962cm" svg:x="9.398cm" svg:y="5.344cm">
          <draw:text-box>
            <text:p>“after”</text:p>
          </draw:text-box>
        </draw:frame>
        <draw:frame draw:style-name="gr3" draw:text-style-name="P3" draw:layer="layout" svg:width="7.62cm" svg:height="0.962cm" svg:x="9.652cm" svg:y="9.198cm">
          <draw:text-box>
            <text:p>“before”</text:p>
          </draw:text-box>
        </draw:frame>
        <draw:frame draw:style-name="gr3" draw:text-style-name="P3" draw:layer="layout" svg:width="7.62cm" svg:height="0.962cm" svg:x="7.874cm" svg:y="13.98cm">
          <draw:text-box>
            <text:p>“experiment_shift”</text:p>
          </draw:text-box>
        </draw:frame>
        <draw:frame draw:style-name="gr3" draw:text-style-name="P3" draw:layer="layout" svg:width="7.62cm" svg:height="0.962cm" svg:x="9.398cm" svg:y="6.304cm">
          <draw:text-box>
            <text:p>“01fluo.tif”</text:p>
          </draw:text-box>
        </draw:frame>
        <draw:frame draw:style-name="gr3" draw:text-style-name="P3" draw:layer="layout" svg:width="7.62cm" svg:height="0.962cm" svg:x="9.398cm" svg:y="7.066cm">
          <draw:text-box>
            <text:p>“02fluo.tif”</text:p>
          </draw:text-box>
        </draw:frame>
        <draw:frame draw:style-name="gr3" draw:text-style-name="P3" draw:layer="layout" svg:width="7.62cm" svg:height="0.962cm" svg:x="9.398cm" svg:y="10.16cm">
          <draw:text-box>
            <text:p>“01fluo.tif”</text:p>
          </draw:text-box>
        </draw:frame>
        <draw:frame draw:style-name="gr3" draw:text-style-name="P3" draw:layer="layout" svg:width="7.62cm" svg:height="0.962cm" svg:x="9.398cm" svg:y="10.922cm">
          <draw:text-box>
            <text:p>“01bf_before.tif”</text:p>
          </draw:text-box>
        </draw:frame>
        <draw:frame draw:style-name="gr3" draw:text-style-name="P3" draw:layer="layout" svg:width="7.62cm" svg:height="0.962cm" svg:x="9.398cm" svg:y="11.684cm">
          <draw:text-box>
            <text:p>“02fluo.tif”</text:p>
          </draw:text-box>
        </draw:frame>
        <draw:line draw:style-name="gr2" draw:text-style-name="P2" draw:layer="layout" svg:x1="8.382cm" svg:y1="12.7cm" svg:x2="9.398cm" svg:y2="12.7cm">
          <text:p/>
        </draw:line>
        <draw:frame draw:style-name="gr3" draw:text-style-name="P3" draw:layer="layout" svg:width="7.62cm" svg:height="0.962cm" svg:x="9.398cm" svg:y="12.446cm">
          <draw:text-box>
            <text:p>“02bf_before.tif”</text:p>
          </draw:text-box>
        </draw:frame>
        <draw:frame draw:style-name="gr3" draw:text-style-name="P3" draw:layer="layout" svg:width="7.62cm" svg:height="0.962cm" svg:x="9.398cm" svg:y="7.866cm">
          <draw:text-box>
            <text:p>“03fluo.tif”</text:p>
          </draw:text-box>
        </draw:frame>
        <draw:line draw:style-name="gr2" draw:text-style-name="P2" draw:layer="layout" svg:x1="6.858cm" svg:y1="15.163cm" svg:x2="6.858cm" svg:y2="18.001cm">
          <text:p/>
        </draw:line>
        <draw:line draw:style-name="gr2" draw:text-style-name="P2" draw:layer="layout" svg:x1="6.858cm" svg:y1="15.517cm" svg:x2="7.874cm" svg:y2="15.517cm">
          <text:p/>
        </draw:line>
        <draw:line draw:style-name="gr2" draw:text-style-name="P2" draw:layer="layout" svg:x1="6.858cm" svg:y1="16.225cm" svg:x2="7.874cm" svg:y2="16.225cm">
          <text:p/>
        </draw:line>
        <draw:line draw:style-name="gr2" draw:text-style-name="P2" draw:layer="layout" svg:x1="6.858cm" svg:y1="16.941cm" svg:x2="7.874cm" svg:y2="16.941cm">
          <text:p/>
        </draw:line>
        <draw:frame draw:style-name="gr3" draw:text-style-name="P3" draw:layer="layout" svg:width="7.62cm" svg:height="0.962cm" svg:x="7.874cm" svg:y="15.053cm">
          <draw:text-box>
            <text:p>“01after_shift.tif”</text:p>
          </draw:text-box>
        </draw:frame>
        <draw:frame draw:style-name="gr3" draw:text-style-name="P3" draw:layer="layout" svg:width="7.62cm" svg:height="0.962cm" svg:x="7.874cm" svg:y="15.815cm">
          <draw:text-box>
            <text:p>“01before_shift.tif”</text:p>
          </draw:text-box>
        </draw:frame>
        <draw:frame draw:style-name="gr3" draw:text-style-name="P3" draw:layer="layout" svg:width="7.62cm" svg:height="0.962cm" svg:x="7.874cm" svg:y="16.577cm">
          <draw:text-box>
            <text:p>“01bf_before_shift.tif”</text:p>
          </draw:text-box>
        </draw:frame>
        <draw:line draw:style-name="gr2" draw:text-style-name="P2" draw:layer="layout" svg:x1="6.858cm" svg:y1="17.593cm" svg:x2="7.874cm" svg:y2="17.593cm">
          <text:p/>
        </draw:line>
        <draw:frame draw:style-name="gr3" draw:text-style-name="P3" draw:layer="layout" svg:width="7.62cm" svg:height="0.962cm" svg:x="7.874cm" svg:y="17.339cm">
          <draw:text-box>
            <text:p>“02after_shift.tif”</text:p>
          </draw:text-box>
        </draw:frame>
        <draw:frame draw:style-name="gr3" draw:text-style-name="P3" draw:layer="layout" svg:width="1.778cm" svg:height="0.962cm" draw:transform="rotate (-1.57236712312169) translate (9.601cm 12.954cm)">
          <draw:text-box>
            <text:p>...</text:p>
          </draw:text-box>
        </draw:frame>
        <draw:frame draw:style-name="gr3" draw:text-style-name="P3" draw:layer="layout" svg:width="1.778cm" svg:height="0.962cm" draw:transform="rotate (-1.57236712312169) translate (9.601cm 8.382cm)">
          <draw:text-box>
            <text:p>...</text:p>
          </draw:text-box>
        </draw:frame>
        <draw:frame draw:style-name="gr3" draw:text-style-name="P3" draw:layer="layout" svg:width="1.778cm" svg:height="0.962cm" draw:transform="rotate (-1.57236712312169) translate (7.874cm 18.288cm)">
          <draw:text-box>
            <text:p>...</text:p>
          </draw:text-box>
        </draw:frame>
        <draw:frame draw:style-name="gr4" draw:text-style-name="P5" draw:layer="layout" svg:width="8.128cm" svg:height="1.673cm" svg:x="14.5cm" svg:y="6.355cm">
          <draw:text-box>
            <text:p text:style-name="P4"><text:span text:style-name="T1">[after_file_identifier]</text:span></text:p>
          </draw:text-box>
        </draw:frame>
        <draw:frame draw:style-name="gr4" draw:text-style-name="P3" draw:layer="layout" svg:width="8.128cm" svg:height="1.673cm" svg:x="14.5cm" svg:y="9.144cm">
          <draw:text-box>
            <text:p>[before_folder_identifier]</text:p>
          </draw:text-box>
        </draw:frame>
        <draw:frame draw:style-name="gr5" draw:text-style-name="P3" draw:layer="layout" svg:width="7.112cm" svg:height="1.021cm" svg:x="14.446cm" svg:y="5.334cm">
          <draw:text-box>
            <text:p>[after_folder_identifier]</text:p>
          </draw:text-box>
        </draw:frame>
        <draw:frame draw:style-name="gr4" draw:text-style-name="P5" draw:layer="layout" svg:width="8.128cm" svg:height="1.673cm" svg:x="14.554cm" svg:y="10.211cm">
          <draw:text-box>
            <text:p text:style-name="P4"><text:span text:style-name="T1">[before_file_identifier]</text:span></text:p>
          </draw:text-box>
        </draw:frame>
        <draw:frame draw:style-name="gr4" draw:text-style-name="P5" draw:layer="layout" svg:width="8.128cm" svg:height="1.673cm" svg:x="14.708cm" svg:y="15.053cm">
          <draw:text-box>
            <text:p text:style-name="P4"><text:span text:style-name="T1">[names]</text:span></text:p>
          </draw:text-box>
        </draw:frame>
        <draw:frame draw:style-name="gr3" draw:text-style-name="P3" draw:layer="layout" svg:width="7.874cm" svg:height="1.673cm" svg:x="14.478cm" svg:y="2.54cm">
          <draw:text-box>
            <text:p>search and naming parameters: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6:27:17.577139252</meta:creation-date>
    <meta:generator>LibreOffice/5.1.6.2$Linux_X86_64 LibreOffice_project/10m0$Build-2</meta:generator>
    <dc:date>2019-11-08T18:06:21.096794761</dc:date>
    <meta:editing-duration>PT1H7M56S</meta:editing-duration>
    <meta:editing-cycles>1</meta:editing-cycles>
    <meta:document-statistic meta:object-count="78"/>
  </office:meta>
</office:document-meta>
</file>